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top="0in" fo:margin-bottom="0.1965in" fo:text-align="start" style:justify-single-word="false" style:writing-mode="lr-tb"/>
      <style:text-properties fo:language="en" fo:country="none"/>
    </style:style>
    <style:style style:name="P2" style:family="paragraph" style:parent-style-name="Preformatted_20_Text">
      <style:paragraph-properties fo:margin-top="0in" fo:margin-bottom="0.1965in" fo:text-align="start" style:justify-single-word="false" style:writing-mode="lr-tb"/>
    </style:style>
    <style:style style:name="P3" style:family="paragraph" style:parent-style-name="Table_20_Contents">
      <style:text-properties fo:font-size="2pt" style:font-size-asian="2pt" style:font-size-complex="2pt"/>
    </style:style>
    <style:style style:name="T1" style:family="text">
      <style:text-properties fo:font-style="italic"/>
    </style:style>
    <style:style style:name="T2" style:family="text">
      <style:text-properties fo:language="en" fo:country="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ood morning. In less than an hour, aircraft from here will join others from around the world, and you will be launching the largest aerial battle in the history of mankind. Mankind. That word should have new meaning for all of us today. We can't be consumed by our petty differences anymore. We will be united in our common interests. Perhaps it's fate that today is the Fourth of July, and you will once again be fighting for our freedom. Not from tyranny, oppression, or persecution… but from annihilation. We're fighting for our right to live. To exist. And should we win the day, the Fourth of July will no longer be known as an American holiday, but as the day when the world declared in one voice: We will not go quietly into the night! We will not vanish without a fight! We're going to live on! We're going to survive! Today we celebrate <text:span text:style-name="T1">our</text:span> Independence Day! </text:p>
      <text:p text:style-name="Standard"/>
      <text:p text:style-name="P2"><text:bookmark text:name="tw-target-text"/><text:span text:style-name="T2">Happy Days In less than an hour, flights from this country will fly with others from all over the world and you will start with the greatest combat. In human history. The word life must have a new meaning for all of us. Our small differences do not attract us. We will unite for our benefit. Maybe this is the fate of July 4th and you will fight for your independence again. Not for cruelty, cruelty and cruelty ... but for destruction. We fight for the right to life. If we work today, July to July will not be considered a holiday in the United States, but just like the day the world announced with one voice: we will not be quiet at night! We won't have to fight! We will continue to live! We will live! When we celebrate Independence Day!</text:span></text:p>
      <text:p text:style-name="P2"><text:span text:style-name="T2">Enjoy at least an hour and people from all over the world will fly to you in a great fight. In the history of mankind. Health is a new way of life for all of us. We are just like any other. This will keep America in good shape. Until July 4, there was another battle. It's not depression, cruelty, and crime ... but it's destruction. We have a responsibility to live. If you want a party in July this year, I don't expect America to be announced tonight. We have to fight. We have to survive. We have to survive. We celebrate Independence Day.</text:span></text:p>
      <text:p text:style-name="P2"><text:span text:style-name="T2"/></text:p>
      <text:p text:style-name="P1"><text:bookmark text:name="tw-target-text1"/>Happy international days, flight and non-flight strategies best and a solid start. History of mankind. The word saving money is new to us all. There are significant differences. I agree with them. Hope will be on July 4 to defend them. Unfortunately, sad and violent ... but damaging. We are working hard to get it. If we work days, July is not a US holiday, but a day when the world is declared with one word: yes. Let's be calm. tonight! Fight! We Will Live Forever! Live! We celebrate Independence Day!</text:p>
      <text:p text:style-name="P2"><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27T22:03:09.27</meta:creation-date>
    <dc:date>2020-01-27T22:50:20.98</dc:date>
    <meta:editing-duration>PT16M51S</meta:editing-duration>
    <meta:editing-cycles>2</meta:editing-cycles>
    <meta:generator>OpenOffice/4.1.6$Win32 OpenOffice.org_project/416m1$Build-9790</meta:generator>
    <meta:document-statistic meta:table-count="0" meta:image-count="0" meta:object-count="0" meta:page-count="1" meta:paragraph-count="4" meta:word-count="496" meta:character-count="2660"/>
  </office:meta>
</office:document-meta>
</file>